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=10000000</text:p>
          </table:table-cell>
          <table:table-cell office:value-type="string" calcext:value-type="string">
            <text:p>simulation time = 21 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<text:s/>Pb Sim</text:p>
          </table:table-cell>
          <table:table-cell office:value-type="string" calcext:value-type="string">
            <text:p><text:s text:c="4"/>Pb analytic</text:p>
          </table:table-cell>
          <table:table-cell office:value-type="string" calcext:value-type="string">
            <text:p><text:s text:c="3"/>Pd Sim</text:p>
          </table:table-cell>
          <table:table-cell office:value-type="string" calcext:value-type="string">
            <text:p><text:s text:c="2"/>Pd analytic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.94192E-019" calcext:value-type="float">
            <text:p>5.94E-19</text:p>
          </table:table-cell>
          <table:table-cell office:value-type="float" office:value="0.0627814" calcext:value-type="float">
            <text:p>0.0627814</text:p>
          </table:table-cell>
          <table:table-cell office:value-type="float" office:value="0.0333111" calcext:value-type="float">
            <text:p>0.033311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.19124E-015" calcext:value-type="float">
            <text:p>2.19E-15</text:p>
          </table:table-cell>
          <table:table-cell office:value-type="float" office:value="0.119023" calcext:value-type="float">
            <text:p>0.119023</text:p>
          </table:table-cell>
          <table:table-cell office:value-type="float" office:value="0.0664896" calcext:value-type="float">
            <text:p>0.066489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0000255124" calcext:value-type="float">
            <text:p>2.55E-13</text:p>
          </table:table-cell>
          <table:table-cell office:value-type="float" office:value="0.169378" calcext:value-type="float">
            <text:p>0.169378</text:p>
          </table:table-cell>
          <table:table-cell office:value-type="float" office:value="0.0994051" calcext:value-type="float">
            <text:p>0.099405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00072038" calcext:value-type="float">
            <text:p>7.20E-12</text:p>
          </table:table-cell>
          <table:table-cell office:value-type="float" office:value="0.214842" calcext:value-type="float">
            <text:p>0.214842</text:p>
          </table:table-cell>
          <table:table-cell office:value-type="float" office:value="0.131932" calcext:value-type="float">
            <text:p>0.13193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00934599" calcext:value-type="float">
            <text:p>9.35E-11</text:p>
          </table:table-cell>
          <table:table-cell office:value-type="float" office:value="0.255897" calcext:value-type="float">
            <text:p>0.255897</text:p>
          </table:table-cell>
          <table:table-cell office:value-type="float" office:value="0.163953" calcext:value-type="float">
            <text:p>0.16395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074057" calcext:value-type="float">
            <text:p>7.41E-10</text:p>
          </table:table-cell>
          <table:table-cell office:value-type="float" office:value="0.293606" calcext:value-type="float">
            <text:p>0.293606</text:p>
          </table:table-cell>
          <table:table-cell office:value-type="float" office:value="0.195359" calcext:value-type="float">
            <text:p>0.1953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4172" calcext:value-type="float">
            <text:p>4.17E-09</text:p>
          </table:table-cell>
          <table:table-cell office:value-type="float" office:value="0.327863" calcext:value-type="float">
            <text:p>0.327863</text:p>
          </table:table-cell>
          <table:table-cell office:value-type="float" office:value="0.22605" calcext:value-type="float">
            <text:p>0.226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182957" calcext:value-type="float">
            <text:p>1.83E-08</text:p>
          </table:table-cell>
          <table:table-cell office:value-type="float" office:value="0.359526" calcext:value-type="float">
            <text:p>0.359526</text:p>
          </table:table-cell>
          <table:table-cell office:value-type="float" office:value="0.255941" calcext:value-type="float">
            <text:p>0.2559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662218" calcext:value-type="float">
            <text:p>6.62E-08</text:p>
          </table:table-cell>
          <table:table-cell office:value-type="float" office:value="0.388236" calcext:value-type="float">
            <text:p>0.388236</text:p>
          </table:table-cell>
          <table:table-cell office:value-type="float" office:value="0.284956" calcext:value-type="float">
            <text:p>0.284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0205908" calcext:value-type="float">
            <text:p>2.06E-07</text:p>
          </table:table-cell>
          <table:table-cell office:value-type="float" office:value="0.414677" calcext:value-type="float">
            <text:p>0.414677</text:p>
          </table:table-cell>
          <table:table-cell office:value-type="float" office:value="0.313035" calcext:value-type="float">
            <text:p>0.3130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0565938" calcext:value-type="float">
            <text:p>5.66E-07</text:p>
          </table:table-cell>
          <table:table-cell office:value-type="float" office:value="0.439574" calcext:value-type="float">
            <text:p>0.439574</text:p>
          </table:table-cell>
          <table:table-cell office:value-type="float" office:value="0.340129" calcext:value-type="float">
            <text:p>0.34012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1" office:value-type="float" office:value="0.0000013" calcext:value-type="float">
            <text:p>1.30E-06</text:p>
          </table:table-cell>
          <table:table-cell table:style-name="ce1" office:value-type="float" office:value="0.0000014043" calcext:value-type="float">
            <text:p>1.40E-06</text:p>
          </table:table-cell>
          <table:table-cell office:value-type="float" office:value="0.462077" calcext:value-type="float">
            <text:p>0.462077</text:p>
          </table:table-cell>
          <table:table-cell office:value-type="float" office:value="0.366203" calcext:value-type="float">
            <text:p>0.36620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1" office:value-type="float" office:value="0.0000039" calcext:value-type="float">
            <text:p>3.90E-06</text:p>
          </table:table-cell>
          <table:table-cell table:style-name="ce1" office:value-type="float" office:value="0.00000319687" calcext:value-type="float">
            <text:p>3.20E-06</text:p>
          </table:table-cell>
          <table:table-cell office:value-type="float" office:value="0.483711" calcext:value-type="float">
            <text:p>0.483711</text:p>
          </table:table-cell>
          <table:table-cell office:value-type="float" office:value="0.391232" calcext:value-type="float">
            <text:p>0.39123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1" office:value-type="float" office:value="0.0000054" calcext:value-type="float">
            <text:p>5.40E-06</text:p>
          </table:table-cell>
          <table:table-cell table:style-name="ce1" office:value-type="float" office:value="0.00000676078" calcext:value-type="float">
            <text:p>6.76E-06</text:p>
          </table:table-cell>
          <table:table-cell office:value-type="float" office:value="0.503375" calcext:value-type="float">
            <text:p>0.503375</text:p>
          </table:table-cell>
          <table:table-cell office:value-type="float" office:value="0.415202" calcext:value-type="float">
            <text:p>0.4152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" office:value-type="float" office:value="0.0000081" calcext:value-type="float">
            <text:p>8.10E-06</text:p>
          </table:table-cell>
          <table:table-cell table:style-name="ce1" office:value-type="float" office:value="0.0000134151" calcext:value-type="float">
            <text:p>1.34E-05</text:p>
          </table:table-cell>
          <table:table-cell office:value-type="float" office:value="0.521918" calcext:value-type="float">
            <text:p>0.521918</text:p>
          </table:table-cell>
          <table:table-cell office:value-type="float" office:value="0.438112" calcext:value-type="float">
            <text:p>0.43811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ce1" office:value-type="float" office:value="0.0000181" calcext:value-type="float">
            <text:p>1.81E-05</text:p>
          </table:table-cell>
          <table:table-cell table:style-name="ce1" office:value-type="float" office:value="0.000025177" calcext:value-type="float">
            <text:p>2.52E-05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459964" calcext:value-type="float">
            <text:p>0.45996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1" office:value-type="float" office:value="0.0000247" calcext:value-type="float">
            <text:p>2.47E-05</text:p>
          </table:table-cell>
          <table:table-cell table:style-name="ce1" office:value-type="float" office:value="0.0000449875" calcext:value-type="float">
            <text:p>4.50E-05</text:p>
          </table:table-cell>
          <table:table-cell office:value-type="float" office:value="0.555899" calcext:value-type="float">
            <text:p>0.555899</text:p>
          </table:table-cell>
          <table:table-cell office:value-type="float" office:value="0.480772" calcext:value-type="float">
            <text:p>0.48077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1" office:value-type="float" office:value="0.0000407" calcext:value-type="float">
            <text:p>4.07E-05</text:p>
          </table:table-cell>
          <table:table-cell table:style-name="ce1" office:value-type="float" office:value="0.0000769547" calcext:value-type="float">
            <text:p>7.70E-05</text:p>
          </table:table-cell>
          <table:table-cell office:value-type="float" office:value="0.570847" calcext:value-type="float">
            <text:p>0.570847</text:p>
          </table:table-cell>
          <table:table-cell office:value-type="float" office:value="0.500552" calcext:value-type="float">
            <text:p>0.50055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1" office:value-type="float" office:value="0.0000554" calcext:value-type="float">
            <text:p>5.54E-05</text:p>
          </table:table-cell>
          <table:table-cell office:value-type="float" office:value="0.0001266" calcext:value-type="float">
            <text:p>0.0001266</text:p>
          </table:table-cell>
          <table:table-cell office:value-type="float" office:value="0.585665" calcext:value-type="float">
            <text:p>0.585665</text:p>
          </table:table-cell>
          <table:table-cell office:value-type="float" office:value="0.519325" calcext:value-type="float">
            <text:p>0.519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789" calcext:value-type="float">
            <text:p>7.89E-05</text:p>
          </table:table-cell>
          <table:table-cell office:value-type="float" office:value="0.000201087" calcext:value-type="float">
            <text:p>0.000201087</text:p>
          </table:table-cell>
          <table:table-cell office:value-type="float" office:value="0.598773" calcext:value-type="float">
            <text:p>0.598773</text:p>
          </table:table-cell>
          <table:table-cell office:value-type="float" office:value="0.537117" calcext:value-type="float">
            <text:p>0.53711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9415" calcext:value-type="float">
            <text:p>0.000309415</text:p>
          </table:table-cell>
          <table:table-cell office:value-type="float" office:value="0.611606" calcext:value-type="float">
            <text:p>0.611606</text:p>
          </table:table-cell>
          <table:table-cell office:value-type="float" office:value="0.553952" calcext:value-type="float">
            <text:p>0.55395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0143" calcext:value-type="float">
            <text:p>0.000143</text:p>
          </table:table-cell>
          <table:table-cell office:value-type="string" calcext:value-type="string">
            <text:p>3 <text:s text:c="2"/>0.000462554</text:p>
          </table:table-cell>
          <table:table-cell office:value-type="float" office:value="0.623347" calcext:value-type="float">
            <text:p>0.623347</text:p>
          </table:table-cell>
          <table:table-cell office:value-type="float" office:value="0.569857" calcext:value-type="float">
            <text:p>0.56985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9 <text:s text:c="2"/>0.000673506</text:p>
          </table:table-cell>
          <table:table-cell office:value-type="float" office:value="0.634714" calcext:value-type="float">
            <text:p>0.634714</text:p>
          </table:table-cell>
          <table:table-cell office:value-type="float" office:value="0.584858" calcext:value-type="float">
            <text:p>0.58485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0266" calcext:value-type="float">
            <text:p>0.000266</text:p>
          </table:table-cell>
          <table:table-cell office:value-type="string" calcext:value-type="string">
            <text:p>2 <text:s text:c="2"/>0.000957278</text:p>
          </table:table-cell>
          <table:table-cell office:value-type="float" office:value="0.64555" calcext:value-type="float">
            <text:p>0.64555</text:p>
          </table:table-cell>
          <table:table-cell office:value-type="float" office:value="0.59898" calcext:value-type="float">
            <text:p>0.5989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376" calcext:value-type="float">
            <text:p>0.000376</text:p>
          </table:table-cell>
          <table:table-cell office:value-type="string" calcext:value-type="string">
            <text:p>2 <text:s text:c="2"/>0.00133076</text:p>
          </table:table-cell>
          <table:table-cell office:value-type="float" office:value="0.655656" calcext:value-type="float">
            <text:p>0.655656</text:p>
          </table:table-cell>
          <table:table-cell office:value-type="float" office:value="0.612246" calcext:value-type="float">
            <text:p>0.61224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181249" calcext:value-type="float">
            <text:p>0.00181249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624678" calcext:value-type="float">
            <text:p>0.62467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577" calcext:value-type="float">
            <text:p>0.000577</text:p>
          </table:table-cell>
          <table:table-cell office:value-type="string" calcext:value-type="string">
            <text:p>4 <text:s text:c="2"/>0.00242235</text:p>
          </table:table-cell>
          <table:table-cell office:value-type="float" office:value="0.674448" calcext:value-type="float">
            <text:p>0.674448</text:p>
          </table:table-cell>
          <table:table-cell office:value-type="float" office:value="0.636294" calcext:value-type="float">
            <text:p>0.63629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707" calcext:value-type="float">
            <text:p>0.000707</text:p>
          </table:table-cell>
          <table:table-cell office:value-type="string" calcext:value-type="string">
            <text:p>4 <text:s text:c="2"/>0.00318118</text:p>
          </table:table-cell>
          <table:table-cell office:value-type="float" office:value="0.683029" calcext:value-type="float">
            <text:p>0.683029</text:p>
          </table:table-cell>
          <table:table-cell office:value-type="float" office:value="0.647114" calcext:value-type="float">
            <text:p>0.64711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887" calcext:value-type="float">
            <text:p>0.000887</text:p>
          </table:table-cell>
          <table:table-cell office:value-type="string" calcext:value-type="string">
            <text:p>9 <text:s text:c="2"/>0.00411028</text:p>
          </table:table-cell>
          <table:table-cell office:value-type="float" office:value="0.691749" calcext:value-type="float">
            <text:p>0.691749</text:p>
          </table:table-cell>
          <table:table-cell office:value-type="float" office:value="0.657152" calcext:value-type="float">
            <text:p>0.657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099" calcext:value-type="float">
            <text:p>0.001099</text:p>
          </table:table-cell>
          <table:table-cell office:value-type="string" calcext:value-type="string">
            <text:p>4 <text:s text:c="2"/>0.00523094</text:p>
          </table:table-cell>
          <table:table-cell office:value-type="float" office:value="0.699183" calcext:value-type="float">
            <text:p>0.699183</text:p>
          </table:table-cell>
          <table:table-cell office:value-type="float" office:value="0.666424" calcext:value-type="float">
            <text:p>0.66642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1306" calcext:value-type="float">
            <text:p>0.001306</text:p>
          </table:table-cell>
          <table:table-cell office:value-type="string" calcext:value-type="string">
            <text:p>7 <text:s text:c="2"/>0.00656388</text:p>
          </table:table-cell>
          <table:table-cell office:value-type="float" office:value="0.70701" calcext:value-type="float">
            <text:p>0.70701</text:p>
          </table:table-cell>
          <table:table-cell office:value-type="float" office:value="0.674942" calcext:value-type="float">
            <text:p>0.67494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1597" calcext:value-type="float">
            <text:p>0.001597</text:p>
          </table:table-cell>
          <table:table-cell office:value-type="string" calcext:value-type="string">
            <text:p>6 <text:s text:c="2"/>0.00812877</text:p>
          </table:table-cell>
          <table:table-cell office:value-type="float" office:value="0.713627" calcext:value-type="float">
            <text:p>0.713627</text:p>
          </table:table-cell>
          <table:table-cell office:value-type="float" office:value="0.682721" calcext:value-type="float">
            <text:p>0.68272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1882" calcext:value-type="float">
            <text:p>0.001882</text:p>
          </table:table-cell>
          <table:table-cell office:value-type="string" calcext:value-type="string">
            <text:p>4 <text:s text:c="2"/>0.00994371</text:p>
          </table:table-cell>
          <table:table-cell office:value-type="float" office:value="0.720242" calcext:value-type="float">
            <text:p>0.720242</text:p>
          </table:table-cell>
          <table:table-cell office:value-type="float" office:value="0.689773" calcext:value-type="float">
            <text:p>0.68977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224" calcext:value-type="float">
            <text:p>0.00224</text:p>
          </table:table-cell>
          <table:table-cell office:value-type="string" calcext:value-type="string">
            <text:p>7 <text:s text:c="2"/>0.0120248</text:p>
          </table:table-cell>
          <table:table-cell office:value-type="float" office:value="0.726691" calcext:value-type="float">
            <text:p>0.726691</text:p>
          </table:table-cell>
          <table:table-cell office:value-type="float" office:value="0.696111" calcext:value-type="float">
            <text:p>0.69611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2688" calcext:value-type="float">
            <text:p>0.002688</text:p>
          </table:table-cell>
          <table:table-cell office:value-type="string" calcext:value-type="string">
            <text:p>4 <text:s text:c="2"/>0.0143858</text:p>
          </table:table-cell>
          <table:table-cell office:value-type="float" office:value="0.732598" calcext:value-type="float">
            <text:p>0.732598</text:p>
          </table:table-cell>
          <table:table-cell office:value-type="float" office:value="0.701749" calcext:value-type="float">
            <text:p>0.7017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3059" calcext:value-type="float">
            <text:p>0.003059</text:p>
          </table:table-cell>
          <table:table-cell office:value-type="string" calcext:value-type="string">
            <text:p>5 <text:s text:c="2"/>0.0170378</text:p>
          </table:table-cell>
          <table:table-cell office:value-type="float" office:value="0.738432" calcext:value-type="float">
            <text:p>0.738432</text:p>
          </table:table-cell>
          <table:table-cell office:value-type="float" office:value="0.706703" calcext:value-type="float">
            <text:p>0.70670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3586" calcext:value-type="float">
            <text:p>0.003586</text:p>
          </table:table-cell>
          <table:table-cell office:value-type="string" calcext:value-type="string">
            <text:p>3 <text:s text:c="2"/>0.0199889</text:p>
          </table:table-cell>
          <table:table-cell office:value-type="float" office:value="0.743475" calcext:value-type="float">
            <text:p>0.743475</text:p>
          </table:table-cell>
          <table:table-cell office:value-type="float" office:value="0.710988" calcext:value-type="float">
            <text:p>0.71098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5 <text:s text:c="2"/>0.0232446</text:p>
          </table:table-cell>
          <table:table-cell office:value-type="float" office:value="0.748768" calcext:value-type="float">
            <text:p>0.748768</text:p>
          </table:table-cell>
          <table:table-cell office:value-type="float" office:value="0.714623" calcext:value-type="float">
            <text:p>0.71462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4817" calcext:value-type="float">
            <text:p>0.004817</text:p>
          </table:table-cell>
          <table:table-cell office:value-type="float" office:value="0.0268069" calcext:value-type="float">
            <text:p>0.0268069</text:p>
          </table:table-cell>
          <table:table-cell office:value-type="float" office:value="0.753796" calcext:value-type="float">
            <text:p>0.753796</text:p>
          </table:table-cell>
          <table:table-cell office:value-type="float" office:value="0.717627" calcext:value-type="float">
            <text:p>0.717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355" calcext:value-type="float">
            <text:p>0.005355</text:p>
          </table:table-cell>
          <table:table-cell office:value-type="string" calcext:value-type="string">
            <text:p>5 <text:s text:c="2"/>0.0306753</text:p>
          </table:table-cell>
          <table:table-cell office:value-type="float" office:value="0.757767" calcext:value-type="float">
            <text:p>0.757767</text:p>
          </table:table-cell>
          <table:table-cell office:value-type="float" office:value="0.72002" calcext:value-type="float">
            <text:p>0.7200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6049" calcext:value-type="float">
            <text:p>0.006049</text:p>
          </table:table-cell>
          <table:table-cell office:value-type="string" calcext:value-type="string">
            <text:p>4 <text:s text:c="2"/>0.0348462</text:p>
          </table:table-cell>
          <table:table-cell office:value-type="float" office:value="0.76224" calcext:value-type="float">
            <text:p>0.76224</text:p>
          </table:table-cell>
          <table:table-cell office:value-type="float" office:value="0.721824" calcext:value-type="float">
            <text:p>0.7218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6979" calcext:value-type="float">
            <text:p>0.006979</text:p>
          </table:table-cell>
          <table:table-cell office:value-type="string" calcext:value-type="string">
            <text:p>5 <text:s text:c="2"/>0.0393137</text:p>
          </table:table-cell>
          <table:table-cell office:value-type="float" office:value="0.766308" calcext:value-type="float">
            <text:p>0.766308</text:p>
          </table:table-cell>
          <table:table-cell office:value-type="float" office:value="0.723063" calcext:value-type="float">
            <text:p>0.72306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7638" calcext:value-type="float">
            <text:p>0.007638</text:p>
          </table:table-cell>
          <table:table-cell office:value-type="string" calcext:value-type="string">
            <text:p>7 <text:s text:c="2"/>0.0440691</text:p>
          </table:table-cell>
          <table:table-cell office:value-type="float" office:value="0.770322" calcext:value-type="float">
            <text:p>0.770322</text:p>
          </table:table-cell>
          <table:table-cell office:value-type="float" office:value="0.723763" calcext:value-type="float">
            <text:p>0.72376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8581" calcext:value-type="float">
            <text:p>0.008581</text:p>
          </table:table-cell>
          <table:table-cell office:value-type="string" calcext:value-type="string">
            <text:p>6 <text:s text:c="2"/>0.049102</text:p>
          </table:table-cell>
          <table:table-cell office:value-type="float" office:value="0.773652" calcext:value-type="float">
            <text:p>0.773652</text:p>
          </table:table-cell>
          <table:table-cell office:value-type="float" office:value="0.723947" calcext:value-type="float">
            <text:p>0.72394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9533" calcext:value-type="float">
            <text:p>0.009533</text:p>
          </table:table-cell>
          <table:table-cell office:value-type="string" calcext:value-type="string">
            <text:p>5 <text:s text:c="2"/>0.0544</text:p>
          </table:table-cell>
          <table:table-cell office:value-type="float" office:value="0.777137" calcext:value-type="float">
            <text:p>0.777137</text:p>
          </table:table-cell>
          <table:table-cell office:value-type="float" office:value="0.723644" calcext:value-type="float">
            <text:p>0.72364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10729" calcext:value-type="float">
            <text:p>0.010729</text:p>
          </table:table-cell>
          <table:table-cell office:value-type="string" calcext:value-type="string">
            <text:p>7 <text:s text:c="2"/>0.0599491</text:p>
          </table:table-cell>
          <table:table-cell office:value-type="float" office:value="0.780091" calcext:value-type="float">
            <text:p>0.780091</text:p>
          </table:table-cell>
          <table:table-cell office:value-type="float" office:value="0.72288" calcext:value-type="float">
            <text:p>0.7228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1188" calcext:value-type="float">
            <text:p>0.01188</text:p>
          </table:table-cell>
          <table:table-cell office:value-type="string" calcext:value-type="string">
            <text:p>8 <text:s text:c="2"/>0.0657343</text:p>
          </table:table-cell>
          <table:table-cell office:value-type="float" office:value="0.782903" calcext:value-type="float">
            <text:p>0.782903</text:p>
          </table:table-cell>
          <table:table-cell office:value-type="float" office:value="0.721683" calcext:value-type="float">
            <text:p>0.72168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13127" calcext:value-type="float">
            <text:p>0.013127</text:p>
          </table:table-cell>
          <table:table-cell office:value-type="string" calcext:value-type="string">
            <text:p>9 <text:s text:c="2"/>0.0717396</text:p>
          </table:table-cell>
          <table:table-cell office:value-type="float" office:value="0.785475" calcext:value-type="float">
            <text:p>0.785475</text:p>
          </table:table-cell>
          <table:table-cell office:value-type="float" office:value="0.720079" calcext:value-type="float">
            <text:p>0.72007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14386" calcext:value-type="float">
            <text:p>0.014386</text:p>
          </table:table-cell>
          <table:table-cell office:value-type="string" calcext:value-type="string">
            <text:p>5 <text:s text:c="2"/>0.0779483</text:p>
          </table:table-cell>
          <table:table-cell office:value-type="float" office:value="0.787907" calcext:value-type="float">
            <text:p>0.787907</text:p>
          </table:table-cell>
          <table:table-cell office:value-type="float" office:value="0.718096" calcext:value-type="float">
            <text:p>0.718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566" calcext:value-type="float">
            <text:p>0.015566</text:p>
          </table:table-cell>
          <table:table-cell office:value-type="string" calcext:value-type="string">
            <text:p>2 <text:s text:c="2"/>0.0843433</text:p>
          </table:table-cell>
          <table:table-cell office:value-type="float" office:value="0.79008" calcext:value-type="float">
            <text:p>0.79008</text:p>
          </table:table-cell>
          <table:table-cell office:value-type="float" office:value="0.715762" calcext:value-type="float">
            <text:p>0.71576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17186" calcext:value-type="float">
            <text:p>0.017186</text:p>
          </table:table-cell>
          <table:table-cell office:value-type="string" calcext:value-type="string">
            <text:p>1 <text:s text:c="2"/>0.0909075</text:p>
          </table:table-cell>
          <table:table-cell office:value-type="float" office:value="0.792272" calcext:value-type="float">
            <text:p>0.792272</text:p>
          </table:table-cell>
          <table:table-cell office:value-type="float" office:value="0.713102" calcext:value-type="float">
            <text:p>0.71310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18474" calcext:value-type="float">
            <text:p>0.018474</text:p>
          </table:table-cell>
          <table:table-cell office:value-type="string" calcext:value-type="string">
            <text:p>9 <text:s text:c="2"/>0.0976237</text:p>
          </table:table-cell>
          <table:table-cell office:value-type="float" office:value="0.794382" calcext:value-type="float">
            <text:p>0.794382</text:p>
          </table:table-cell>
          <table:table-cell office:value-type="float" office:value="0.710142" calcext:value-type="float">
            <text:p>0.71014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104475" calcext:value-type="float">
            <text:p>0.104475</text:p>
          </table:table-cell>
          <table:table-cell office:value-type="float" office:value="0.795303" calcext:value-type="float">
            <text:p>0.795303</text:p>
          </table:table-cell>
          <table:table-cell office:value-type="float" office:value="0.706907" calcext:value-type="float">
            <text:p>0.70690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22019" calcext:value-type="float">
            <text:p>0.022019</text:p>
          </table:table-cell>
          <table:table-cell office:value-type="string" calcext:value-type="string">
            <text:p>6 <text:s text:c="2"/>0.111445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703421" calcext:value-type="float">
            <text:p>0.70342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23779" calcext:value-type="float">
            <text:p>0.023779</text:p>
          </table:table-cell>
          <table:table-cell office:value-type="string" calcext:value-type="string">
            <text:p>3 <text:s text:c="2"/>0.118517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699707" calcext:value-type="float">
            <text:p>0.69970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25326" calcext:value-type="float">
            <text:p>0.025326</text:p>
          </table:table-cell>
          <table:table-cell office:value-type="string" calcext:value-type="string">
            <text:p>9 <text:s text:c="2"/>0.125677</text:p>
          </table:table-cell>
          <table:table-cell office:value-type="float" office:value="0.799638" calcext:value-type="float">
            <text:p>0.799638</text:p>
          </table:table-cell>
          <table:table-cell office:value-type="float" office:value="0.695788" calcext:value-type="float">
            <text:p>0.69578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27498" calcext:value-type="float">
            <text:p>0.027498</text:p>
          </table:table-cell>
          <table:table-cell office:value-type="string" calcext:value-type="string">
            <text:p>2 <text:s text:c="2"/>0.132909</text:p>
          </table:table-cell>
          <table:table-cell office:value-type="float" office:value="0.800693" calcext:value-type="float">
            <text:p>0.800693</text:p>
          </table:table-cell>
          <table:table-cell office:value-type="float" office:value="0.691683" calcext:value-type="float">
            <text:p>0.69168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29389" calcext:value-type="float">
            <text:p>0.029389</text:p>
          </table:table-cell>
          <table:table-cell office:value-type="string" calcext:value-type="string">
            <text:p>2 <text:s text:c="2"/>0.140199</text:p>
          </table:table-cell>
          <table:table-cell office:value-type="float" office:value="0.801445" calcext:value-type="float">
            <text:p>0.801445</text:p>
          </table:table-cell>
          <table:table-cell office:value-type="float" office:value="0.687413" calcext:value-type="float">
            <text:p>0.68741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31388" calcext:value-type="float">
            <text:p>0.031388</text:p>
          </table:table-cell>
          <table:table-cell office:value-type="string" calcext:value-type="string">
            <text:p>5 <text:s text:c="2"/>0.147534</text:p>
          </table:table-cell>
          <table:table-cell office:value-type="float" office:value="0.802101" calcext:value-type="float">
            <text:p>0.802101</text:p>
          </table:table-cell>
          <table:table-cell office:value-type="float" office:value="0.682996" calcext:value-type="float">
            <text:p>0.682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046" calcext:value-type="float">
            <text:p>0.034046</text:p>
          </table:table-cell>
          <table:table-cell office:value-type="string" calcext:value-type="string">
            <text:p>1 <text:s text:c="2"/>0.154902</text:p>
          </table:table-cell>
          <table:table-cell office:value-type="float" office:value="0.802135" calcext:value-type="float">
            <text:p>0.802135</text:p>
          </table:table-cell>
          <table:table-cell office:value-type="float" office:value="0.678449" calcext:value-type="float">
            <text:p>0.6784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036138" calcext:value-type="float">
            <text:p>0.036138</text:p>
          </table:table-cell>
          <table:table-cell office:value-type="string" calcext:value-type="string">
            <text:p>1 <text:s text:c="2"/>0.162291</text:p>
          </table:table-cell>
          <table:table-cell office:value-type="float" office:value="0.802743" calcext:value-type="float">
            <text:p>0.802743</text:p>
          </table:table-cell>
          <table:table-cell office:value-type="float" office:value="0.67379" calcext:value-type="float">
            <text:p>0.6737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38409" calcext:value-type="float">
            <text:p>0.038409</text:p>
          </table:table-cell>
          <table:table-cell office:value-type="string" calcext:value-type="string">
            <text:p>6 <text:s text:c="2"/>0.16969</text:p>
          </table:table-cell>
          <table:table-cell office:value-type="float" office:value="0.802741" calcext:value-type="float">
            <text:p>0.802741</text:p>
          </table:table-cell>
          <table:table-cell office:value-type="float" office:value="0.669032" calcext:value-type="float">
            <text:p>0.66903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41015" calcext:value-type="float">
            <text:p>0.041015</text:p>
          </table:table-cell>
          <table:table-cell office:value-type="string" calcext:value-type="string">
            <text:p>7 <text:s text:c="2"/>0.17709</text:p>
          </table:table-cell>
          <table:table-cell office:value-type="float" office:value="0.802558" calcext:value-type="float">
            <text:p>0.802558</text:p>
          </table:table-cell>
          <table:table-cell office:value-type="float" office:value="0.664191" calcext:value-type="float">
            <text:p>0.66419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43176" calcext:value-type="float">
            <text:p>0.043176</text:p>
          </table:table-cell>
          <table:table-cell office:value-type="string" calcext:value-type="string">
            <text:p>9 <text:s text:c="2"/>0.18448</text:p>
          </table:table-cell>
          <table:table-cell office:value-type="float" office:value="0.802591" calcext:value-type="float">
            <text:p>0.802591</text:p>
          </table:table-cell>
          <table:table-cell office:value-type="float" office:value="0.659279" calcext:value-type="float">
            <text:p>0.65927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45829" calcext:value-type="float">
            <text:p>0.045829</text:p>
          </table:table-cell>
          <table:table-cell office:value-type="float" office:value="0.191853" calcext:value-type="float">
            <text:p>0.191853</text:p>
          </table:table-cell>
          <table:table-cell office:value-type="float" office:value="0.802401" calcext:value-type="float">
            <text:p>0.802401</text:p>
          </table:table-cell>
          <table:table-cell office:value-type="float" office:value="0.654309" calcext:value-type="float">
            <text:p>0.65430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48538" calcext:value-type="float">
            <text:p>0.048538</text:p>
          </table:table-cell>
          <table:table-cell office:value-type="string" calcext:value-type="string">
            <text:p>5 <text:s text:c="2"/>0.1992</text:p>
          </table:table-cell>
          <table:table-cell office:value-type="float" office:value="0.801754" calcext:value-type="float">
            <text:p>0.801754</text:p>
          </table:table-cell>
          <table:table-cell office:value-type="float" office:value="0.649291" calcext:value-type="float">
            <text:p>0.64929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50929" calcext:value-type="float">
            <text:p>0.050929</text:p>
          </table:table-cell>
          <table:table-cell office:value-type="string" calcext:value-type="string">
            <text:p>4 <text:s text:c="2"/>0.206515</text:p>
          </table:table-cell>
          <table:table-cell office:value-type="float" office:value="0.801535" calcext:value-type="float">
            <text:p>0.801535</text:p>
          </table:table-cell>
          <table:table-cell office:value-type="float" office:value="0.644237" calcext:value-type="float">
            <text:p>0.64423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5387" calcext:value-type="float">
            <text:p>0.05387</text:p>
          </table:table-cell>
          <table:table-cell office:value-type="string" calcext:value-type="string">
            <text:p>2 <text:s text:c="2"/>0.213792</text:p>
          </table:table-cell>
          <table:table-cell office:value-type="float" office:value="0.80065" calcext:value-type="float">
            <text:p>0.80065</text:p>
          </table:table-cell>
          <table:table-cell office:value-type="float" office:value="0.639154" calcext:value-type="float">
            <text:p>0.63915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56768" calcext:value-type="float">
            <text:p>0.056768</text:p>
          </table:table-cell>
          <table:table-cell office:value-type="string" calcext:value-type="string">
            <text:p>3 <text:s text:c="2"/>0.221023</text:p>
          </table:table-cell>
          <table:table-cell office:value-type="float" office:value="0.799982" calcext:value-type="float">
            <text:p>0.799982</text:p>
          </table:table-cell>
          <table:table-cell office:value-type="float" office:value="0.634053" calcext:value-type="float">
            <text:p>0.6340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9787" calcext:value-type="float">
            <text:p>0.059787</text:p>
          </table:table-cell>
          <table:table-cell office:value-type="float" office:value="0.228205" calcext:value-type="float">
            <text:p>0.228205</text:p>
          </table:table-cell>
          <table:table-cell office:value-type="float" office:value="0.798893" calcext:value-type="float">
            <text:p>0.798893</text:p>
          </table:table-cell>
          <table:table-cell office:value-type="float" office:value="0.628941" calcext:value-type="float">
            <text:p>0.62894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62411" calcext:value-type="float">
            <text:p>0.062411</text:p>
          </table:table-cell>
          <table:table-cell office:value-type="string" calcext:value-type="string">
            <text:p>8 <text:s text:c="2"/>0.235333</text:p>
          </table:table-cell>
          <table:table-cell office:value-type="float" office:value="0.798212" calcext:value-type="float">
            <text:p>0.798212</text:p>
          </table:table-cell>
          <table:table-cell office:value-type="float" office:value="0.623825" calcext:value-type="float">
            <text:p>0.62382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65306" calcext:value-type="float">
            <text:p>0.065306</text:p>
          </table:table-cell>
          <table:table-cell office:value-type="string" calcext:value-type="string">
            <text:p>2 <text:s text:c="2"/>0.242401</text:p>
          </table:table-cell>
          <table:table-cell office:value-type="float" office:value="0.796971" calcext:value-type="float">
            <text:p>0.796971</text:p>
          </table:table-cell>
          <table:table-cell office:value-type="float" office:value="0.618712" calcext:value-type="float">
            <text:p>0.61871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68352" calcext:value-type="float">
            <text:p>0.068352</text:p>
          </table:table-cell>
          <table:table-cell office:value-type="string" calcext:value-type="string">
            <text:p>3 <text:s text:c="2"/>0.249408</text:p>
          </table:table-cell>
          <table:table-cell office:value-type="float" office:value="0.795901" calcext:value-type="float">
            <text:p>0.795901</text:p>
          </table:table-cell>
          <table:table-cell office:value-type="float" office:value="0.613608" calcext:value-type="float">
            <text:p>0.61360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71543" calcext:value-type="float">
            <text:p>0.071543</text:p>
          </table:table-cell>
          <table:table-cell office:value-type="string" calcext:value-type="string">
            <text:p>3 <text:s text:c="2"/>0.256349</text:p>
          </table:table-cell>
          <table:table-cell office:value-type="float" office:value="0.794418" calcext:value-type="float">
            <text:p>0.794418</text:p>
          </table:table-cell>
          <table:table-cell office:value-type="float" office:value="0.608518" calcext:value-type="float">
            <text:p>0.60851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75091" calcext:value-type="float">
            <text:p>0.075091</text:p>
          </table:table-cell>
          <table:table-cell office:value-type="string" calcext:value-type="string">
            <text:p>8 <text:s text:c="2"/>0.263222</text:p>
          </table:table-cell>
          <table:table-cell office:value-type="float" office:value="0.792537" calcext:value-type="float">
            <text:p>0.792537</text:p>
          </table:table-cell>
          <table:table-cell office:value-type="float" office:value="0.603446" calcext:value-type="float">
            <text:p>0.60344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77905" calcext:value-type="float">
            <text:p>0.077905</text:p>
          </table:table-cell>
          <table:table-cell office:value-type="string" calcext:value-type="string">
            <text:p>2 <text:s text:c="2"/>0.270024</text:p>
          </table:table-cell>
          <table:table-cell office:value-type="float" office:value="0.791372" calcext:value-type="float">
            <text:p>0.791372</text:p>
          </table:table-cell>
          <table:table-cell office:value-type="float" office:value="0.598398" calcext:value-type="float">
            <text:p>0.59839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81136" calcext:value-type="float">
            <text:p>0.081136</text:p>
          </table:table-cell>
          <table:table-cell office:value-type="string" calcext:value-type="string">
            <text:p>1 <text:s text:c="2"/>0.276753</text:p>
          </table:table-cell>
          <table:table-cell office:value-type="float" office:value="0.789937" calcext:value-type="float">
            <text:p>0.789937</text:p>
          </table:table-cell>
          <table:table-cell office:value-type="float" office:value="0.593378" calcext:value-type="float">
            <text:p>0.59337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85175" calcext:value-type="float">
            <text:p>0.085175</text:p>
          </table:table-cell>
          <table:table-cell office:value-type="string" calcext:value-type="string">
            <text:p>7 <text:s text:c="2"/>0.283408</text:p>
          </table:table-cell>
          <table:table-cell office:value-type="float" office:value="0.787696" calcext:value-type="float">
            <text:p>0.787696</text:p>
          </table:table-cell>
          <table:table-cell office:value-type="float" office:value="0.588388" calcext:value-type="float">
            <text:p>0.58838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88102" calcext:value-type="float">
            <text:p>0.088102</text:p>
          </table:table-cell>
          <table:table-cell office:value-type="string" calcext:value-type="string">
            <text:p>2 <text:s text:c="2"/>0.289987</text:p>
          </table:table-cell>
          <table:table-cell office:value-type="float" office:value="0.786075" calcext:value-type="float">
            <text:p>0.786075</text:p>
          </table:table-cell>
          <table:table-cell office:value-type="float" office:value="0.583432" calcext:value-type="float">
            <text:p>0.5834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1731" calcext:value-type="float">
            <text:p>0.091731</text:p>
          </table:table-cell>
          <table:table-cell office:value-type="string" calcext:value-type="string">
            <text:p>6 <text:s text:c="2"/>0.296489</text:p>
          </table:table-cell>
          <table:table-cell office:value-type="float" office:value="0.784139" calcext:value-type="float">
            <text:p>0.784139</text:p>
          </table:table-cell>
          <table:table-cell office:value-type="float" office:value="0.578512" calcext:value-type="float">
            <text:p>0.57851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94612" calcext:value-type="float">
            <text:p>0.094612</text:p>
          </table:table-cell>
          <table:table-cell office:value-type="string" calcext:value-type="string">
            <text:p>9 <text:s text:c="2"/>0.302912</text:p>
          </table:table-cell>
          <table:table-cell office:value-type="float" office:value="0.782637" calcext:value-type="float">
            <text:p>0.782637</text:p>
          </table:table-cell>
          <table:table-cell office:value-type="float" office:value="0.573632" calcext:value-type="float">
            <text:p>0.57363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9838" calcext:value-type="float">
            <text:p>0.09838</text:p>
          </table:table-cell>
          <table:table-cell office:value-type="float" office:value="0.309257" calcext:value-type="float">
            <text:p>0.309257</text:p>
          </table:table-cell>
          <table:table-cell office:value-type="float" office:value="0.780491" calcext:value-type="float">
            <text:p>0.780491</text:p>
          </table:table-cell>
          <table:table-cell office:value-type="float" office:value="0.568792" calcext:value-type="float">
            <text:p>0.56879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01904" calcext:value-type="float">
            <text:p>0.101904</text:p>
          </table:table-cell>
          <table:table-cell office:value-type="float" office:value="0.315522" calcext:value-type="float">
            <text:p>0.315522</text:p>
          </table:table-cell>
          <table:table-cell office:value-type="float" office:value="0.778282" calcext:value-type="float">
            <text:p>0.778282</text:p>
          </table:table-cell>
          <table:table-cell office:value-type="float" office:value="0.563996" calcext:value-type="float">
            <text:p>0.56399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05247" calcext:value-type="float">
            <text:p>0.105247</text:p>
          </table:table-cell>
          <table:table-cell office:value-type="float" office:value="0.321708" calcext:value-type="float">
            <text:p>0.321708</text:p>
          </table:table-cell>
          <table:table-cell office:value-type="float" office:value="0.776107" calcext:value-type="float">
            <text:p>0.776107</text:p>
          </table:table-cell>
          <table:table-cell office:value-type="float" office:value="0.559245" calcext:value-type="float">
            <text:p>0.55924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09546" calcext:value-type="float">
            <text:p>0.109546</text:p>
          </table:table-cell>
          <table:table-cell office:value-type="float" office:value="0.327814" calcext:value-type="float">
            <text:p>0.327814</text:p>
          </table:table-cell>
          <table:table-cell office:value-type="float" office:value="0.773521" calcext:value-type="float">
            <text:p>0.773521</text:p>
          </table:table-cell>
          <table:table-cell office:value-type="float" office:value="0.554539" calcext:value-type="float">
            <text:p>0.55453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12758" calcext:value-type="float">
            <text:p>0.112758</text:p>
          </table:table-cell>
          <table:table-cell office:value-type="float" office:value="0.33384" calcext:value-type="float">
            <text:p>0.33384</text:p>
          </table:table-cell>
          <table:table-cell office:value-type="float" office:value="0.771491" calcext:value-type="float">
            <text:p>0.771491</text:p>
          </table:table-cell>
          <table:table-cell office:value-type="float" office:value="0.549881" calcext:value-type="float">
            <text:p>0.54988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16288" calcext:value-type="float">
            <text:p>0.116288</text:p>
          </table:table-cell>
          <table:table-cell office:value-type="float" office:value="0.339786" calcext:value-type="float">
            <text:p>0.339786</text:p>
          </table:table-cell>
          <table:table-cell office:value-type="float" office:value="0.769402" calcext:value-type="float">
            <text:p>0.769402</text:p>
          </table:table-cell>
          <table:table-cell office:value-type="float" office:value="0.545272" calcext:value-type="float">
            <text:p>0.54527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19914" calcext:value-type="float">
            <text:p>0.119914</text:p>
          </table:table-cell>
          <table:table-cell office:value-type="float" office:value="0.345653" calcext:value-type="float">
            <text:p>0.345653</text:p>
          </table:table-cell>
          <table:table-cell office:value-type="float" office:value="0.767047" calcext:value-type="float">
            <text:p>0.767047</text:p>
          </table:table-cell>
          <table:table-cell office:value-type="float" office:value="0.540711" calcext:value-type="float">
            <text:p>0.54071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23911" calcext:value-type="float">
            <text:p>0.123911</text:p>
          </table:table-cell>
          <table:table-cell office:value-type="float" office:value="0.35144" calcext:value-type="float">
            <text:p>0.35144</text:p>
          </table:table-cell>
          <table:table-cell office:value-type="float" office:value="0.764344" calcext:value-type="float">
            <text:p>0.764344</text:p>
          </table:table-cell>
          <table:table-cell office:value-type="float" office:value="0.536201" calcext:value-type="float">
            <text:p>0.536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7064" calcext:value-type="float">
            <text:p>0.127064</text:p>
          </table:table-cell>
          <table:table-cell office:value-type="float" office:value="0.357149" calcext:value-type="float">
            <text:p>0.357149</text:p>
          </table:table-cell>
          <table:table-cell office:value-type="float" office:value="0.762228" calcext:value-type="float">
            <text:p>0.762228</text:p>
          </table:table-cell>
          <table:table-cell office:value-type="float" office:value="0.531741" calcext:value-type="float">
            <text:p>0.53174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30832" calcext:value-type="float">
            <text:p>0.130832</text:p>
          </table:table-cell>
          <table:table-cell office:value-type="float" office:value="0.362779" calcext:value-type="float">
            <text:p>0.362779</text:p>
          </table:table-cell>
          <table:table-cell office:value-type="float" office:value="0.759495" calcext:value-type="float">
            <text:p>0.759495</text:p>
          </table:table-cell>
          <table:table-cell office:value-type="float" office:value="0.527331" calcext:value-type="float">
            <text:p>0.52733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34868" calcext:value-type="float">
            <text:p>0.134868</text:p>
          </table:table-cell>
          <table:table-cell office:value-type="float" office:value="0.368332" calcext:value-type="float">
            <text:p>0.368332</text:p>
          </table:table-cell>
          <table:table-cell office:value-type="float" office:value="0.756769" calcext:value-type="float">
            <text:p>0.756769</text:p>
          </table:table-cell>
          <table:table-cell office:value-type="float" office:value="0.522973" calcext:value-type="float">
            <text:p>0.52297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38497" calcext:value-type="float">
            <text:p>0.138497</text:p>
          </table:table-cell>
          <table:table-cell office:value-type="float" office:value="0.373808" calcext:value-type="float">
            <text:p>0.373808</text:p>
          </table:table-cell>
          <table:table-cell office:value-type="float" office:value="0.754489" calcext:value-type="float">
            <text:p>0.754489</text:p>
          </table:table-cell>
          <table:table-cell office:value-type="float" office:value="0.518666" calcext:value-type="float">
            <text:p>0.51866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42047" calcext:value-type="float">
            <text:p>0.142047</text:p>
          </table:table-cell>
          <table:table-cell office:value-type="float" office:value="0.379207" calcext:value-type="float">
            <text:p>0.379207</text:p>
          </table:table-cell>
          <table:table-cell office:value-type="float" office:value="0.751878" calcext:value-type="float">
            <text:p>0.751878</text:p>
          </table:table-cell>
          <table:table-cell office:value-type="float" office:value="0.51441" calcext:value-type="float">
            <text:p>0.5144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45955" calcext:value-type="float">
            <text:p>0.145955</text:p>
          </table:table-cell>
          <table:table-cell office:value-type="float" office:value="0.384531" calcext:value-type="float">
            <text:p>0.384531</text:p>
          </table:table-cell>
          <table:table-cell office:value-type="float" office:value="0.749045" calcext:value-type="float">
            <text:p>0.749045</text:p>
          </table:table-cell>
          <table:table-cell office:value-type="float" office:value="0.510206" calcext:value-type="float">
            <text:p>0.51020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49856" calcext:value-type="float">
            <text:p>0.149856</text:p>
          </table:table-cell>
          <table:table-cell office:value-type="float" office:value="0.389781" calcext:value-type="float">
            <text:p>0.389781</text:p>
          </table:table-cell>
          <table:table-cell office:value-type="float" office:value="0.746185" calcext:value-type="float">
            <text:p>0.746185</text:p>
          </table:table-cell>
          <table:table-cell office:value-type="float" office:value="0.506053" calcext:value-type="float">
            <text:p>0.50605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53617" calcext:value-type="float">
            <text:p>0.153617</text:p>
          </table:table-cell>
          <table:table-cell office:value-type="float" office:value="0.394956" calcext:value-type="float">
            <text:p>0.394956</text:p>
          </table:table-cell>
          <table:table-cell office:value-type="float" office:value="0.743678" calcext:value-type="float">
            <text:p>0.743678</text:p>
          </table:table-cell>
          <table:table-cell office:value-type="float" office:value="0.501951" calcext:value-type="float">
            <text:p>0.50195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400059" calcext:value-type="float">
            <text:p>0.400059</text:p>
          </table:table-cell>
          <table:table-cell office:value-type="float" office:value="0.741129" calcext:value-type="float">
            <text:p>0.741129</text:p>
          </table:table-cell>
          <table:table-cell office:value-type="float" office:value="0.4979" calcext:value-type="float">
            <text:p>0.497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61666" calcext:value-type="float">
            <text:p>0.161666</text:p>
          </table:table-cell>
          <table:table-cell office:value-type="float" office:value="0.40509" calcext:value-type="float">
            <text:p>0.40509</text:p>
          </table:table-cell>
          <table:table-cell office:value-type="float" office:value="0.737705" calcext:value-type="float">
            <text:p>0.737705</text:p>
          </table:table-cell>
          <table:table-cell office:value-type="float" office:value="0.4939" calcext:value-type="float">
            <text:p>0.4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5358" calcext:value-type="float">
            <text:p>0.165358</text:p>
          </table:table-cell>
          <table:table-cell office:value-type="float" office:value="0.41005" calcext:value-type="float">
            <text:p>0.41005</text:p>
          </table:table-cell>
          <table:table-cell office:value-type="float" office:value="0.735107" calcext:value-type="float">
            <text:p>0.735107</text:p>
          </table:table-cell>
          <table:table-cell office:value-type="float" office:value="0.48995" calcext:value-type="float">
            <text:p>0.4899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69003" calcext:value-type="float">
            <text:p>0.169003</text:p>
          </table:table-cell>
          <table:table-cell office:value-type="float" office:value="0.41494" calcext:value-type="float">
            <text:p>0.41494</text:p>
          </table:table-cell>
          <table:table-cell office:value-type="float" office:value="0.73228" calcext:value-type="float">
            <text:p>0.73228</text:p>
          </table:table-cell>
          <table:table-cell office:value-type="float" office:value="0.48605" calcext:value-type="float">
            <text:p>0.486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73017" calcext:value-type="float">
            <text:p>0.173017</text:p>
          </table:table-cell>
          <table:table-cell office:value-type="float" office:value="0.419761" calcext:value-type="float">
            <text:p>0.419761</text:p>
          </table:table-cell>
          <table:table-cell office:value-type="float" office:value="0.729189" calcext:value-type="float">
            <text:p>0.729189</text:p>
          </table:table-cell>
          <table:table-cell office:value-type="float" office:value="0.4822" calcext:value-type="float">
            <text:p>0.482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176351" calcext:value-type="float">
            <text:p>0.176351</text:p>
          </table:table-cell>
          <table:table-cell office:value-type="float" office:value="0.424514" calcext:value-type="float">
            <text:p>0.424514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478399" calcext:value-type="float">
            <text:p>0.47839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80614" calcext:value-type="float">
            <text:p>0.180614</text:p>
          </table:table-cell>
          <table:table-cell office:value-type="float" office:value="0.429199" calcext:value-type="float">
            <text:p>0.429199</text:p>
          </table:table-cell>
          <table:table-cell office:value-type="float" office:value="0.723411" calcext:value-type="float">
            <text:p>0.723411</text:p>
          </table:table-cell>
          <table:table-cell office:value-type="float" office:value="0.474647" calcext:value-type="float">
            <text:p>0.47464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433819" calcext:value-type="float">
            <text:p>0.433819</text:p>
          </table:table-cell>
          <table:table-cell office:value-type="float" office:value="0.721069" calcext:value-type="float">
            <text:p>0.721069</text:p>
          </table:table-cell>
          <table:table-cell office:value-type="float" office:value="0.470943" calcext:value-type="float">
            <text:p>0.47094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88214" calcext:value-type="float">
            <text:p>0.188214</text:p>
          </table:table-cell>
          <table:table-cell office:value-type="float" office:value="0.438373" calcext:value-type="float">
            <text:p>0.438373</text:p>
          </table:table-cell>
          <table:table-cell office:value-type="float" office:value="0.717671" calcext:value-type="float">
            <text:p>0.717671</text:p>
          </table:table-cell>
          <table:table-cell office:value-type="float" office:value="0.467287" calcext:value-type="float">
            <text:p>0.46728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191568" calcext:value-type="float">
            <text:p>0.191568</text:p>
          </table:table-cell>
          <table:table-cell office:value-type="float" office:value="0.442864" calcext:value-type="float">
            <text:p>0.442864</text:p>
          </table:table-cell>
          <table:table-cell office:value-type="float" office:value="0.71521" calcext:value-type="float">
            <text:p>0.71521</text:p>
          </table:table-cell>
          <table:table-cell office:value-type="float" office:value="0.463678" calcext:value-type="float">
            <text:p>0.46367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9567" calcext:value-type="float">
            <text:p>0.19567</text:p>
          </table:table-cell>
          <table:table-cell office:value-type="float" office:value="0.447291" calcext:value-type="float">
            <text:p>0.447291</text:p>
          </table:table-cell>
          <table:table-cell office:value-type="float" office:value="0.711919" calcext:value-type="float">
            <text:p>0.711919</text:p>
          </table:table-cell>
          <table:table-cell office:value-type="float" office:value="0.460116" calcext:value-type="float">
            <text:p>0.46011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99868" calcext:value-type="float">
            <text:p>0.199868</text:p>
          </table:table-cell>
          <table:table-cell office:value-type="float" office:value="0.451657" calcext:value-type="float">
            <text:p>0.451657</text:p>
          </table:table-cell>
          <table:table-cell office:value-type="float" office:value="0.70873" calcext:value-type="float">
            <text:p>0.70873</text:p>
          </table:table-cell>
          <table:table-cell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3404" calcext:value-type="float">
            <text:p>0.203404</text:p>
          </table:table-cell>
          <table:table-cell office:value-type="float" office:value="0.455961" calcext:value-type="float">
            <text:p>0.455961</text:p>
          </table:table-cell>
          <table:table-cell office:value-type="float" office:value="0.705835" calcext:value-type="float">
            <text:p>0.705835</text:p>
          </table:table-cell>
          <table:table-cell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206959" calcext:value-type="float">
            <text:p>0.206959</text:p>
          </table:table-cell>
          <table:table-cell office:value-type="float" office:value="0.460205" calcext:value-type="float">
            <text:p>0.460205</text:p>
          </table:table-cell>
          <table:table-cell office:value-type="float" office:value="0.703116" calcext:value-type="float">
            <text:p>0.703116</text:p>
          </table:table-cell>
          <table:table-cell office:value-type="float" office:value="0.449705" calcext:value-type="float">
            <text:p>0.44970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210642" calcext:value-type="float">
            <text:p>0.210642</text:p>
          </table:table-cell>
          <table:table-cell office:value-type="float" office:value="0.464391" calcext:value-type="float">
            <text:p>0.464391</text:p>
          </table:table-cell>
          <table:table-cell office:value-type="float" office:value="0.700195" calcext:value-type="float">
            <text:p>0.700195</text:p>
          </table:table-cell>
          <table:table-cell office:value-type="float" office:value="0.446324" calcext:value-type="float">
            <text:p>0.44632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214687" calcext:value-type="float">
            <text:p>0.214687</text:p>
          </table:table-cell>
          <table:table-cell office:value-type="float" office:value="0.468518" calcext:value-type="float">
            <text:p>0.468518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442987" calcext:value-type="float">
            <text:p>0.44298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218389" calcext:value-type="float">
            <text:p>0.218389</text:p>
          </table:table-cell>
          <table:table-cell office:value-type="float" office:value="0.472588" calcext:value-type="float">
            <text:p>0.472588</text:p>
          </table:table-cell>
          <table:table-cell office:value-type="float" office:value="0.694157" calcext:value-type="float">
            <text:p>0.694157</text:p>
          </table:table-cell>
          <table:table-cell office:value-type="float" office:value="0.439693" calcext:value-type="float">
            <text:p>0.43969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222171" calcext:value-type="float">
            <text:p>0.222171</text:p>
          </table:table-cell>
          <table:table-cell office:value-type="float" office:value="0.476602" calcext:value-type="float">
            <text:p>0.476602</text:p>
          </table:table-cell>
          <table:table-cell office:value-type="float" office:value="0.691085" calcext:value-type="float">
            <text:p>0.691085</text:p>
          </table:table-cell>
          <table:table-cell office:value-type="float" office:value="0.436442" calcext:value-type="float">
            <text:p>0.43644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225843" calcext:value-type="float">
            <text:p>0.225843</text:p>
          </table:table-cell>
          <table:table-cell office:value-type="float" office:value="0.480561" calcext:value-type="float">
            <text:p>0.480561</text:p>
          </table:table-cell>
          <table:table-cell office:value-type="float" office:value="0.688143" calcext:value-type="float">
            <text:p>0.688143</text:p>
          </table:table-cell>
          <table:table-cell office:value-type="float" office:value="0.433233" calcext:value-type="float">
            <text:p>0.433233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229545" calcext:value-type="float">
            <text:p>0.229545</text:p>
          </table:table-cell>
          <table:table-cell office:value-type="float" office:value="0.484465" calcext:value-type="float">
            <text:p>0.484465</text:p>
          </table:table-cell>
          <table:table-cell office:value-type="float" office:value="0.685163" calcext:value-type="float">
            <text:p>0.685163</text:p>
          </table:table-cell>
          <table:table-cell office:value-type="float" office:value="0.430065" calcext:value-type="float">
            <text:p>0.43006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232975" calcext:value-type="float">
            <text:p>0.232975</text:p>
          </table:table-cell>
          <table:table-cell office:value-type="float" office:value="0.488316" calcext:value-type="float">
            <text:p>0.488316</text:p>
          </table:table-cell>
          <table:table-cell office:value-type="float" office:value="0.682406" calcext:value-type="float">
            <text:p>0.682406</text:p>
          </table:table-cell>
          <table:table-cell office:value-type="float" office:value="0.426938" calcext:value-type="float">
            <text:p>0.42693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237007" calcext:value-type="float">
            <text:p>0.237007</text:p>
          </table:table-cell>
          <table:table-cell office:value-type="float" office:value="0.492115" calcext:value-type="float">
            <text:p>0.492115</text:p>
          </table:table-cell>
          <table:table-cell office:value-type="float" office:value="0.679261" calcext:value-type="float">
            <text:p>0.679261</text:p>
          </table:table-cell>
          <table:table-cell office:value-type="float" office:value="0.423851" calcext:value-type="float">
            <text:p>0.4238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0081" calcext:value-type="float">
            <text:p>0.240081</text:p>
          </table:table-cell>
          <table:table-cell office:value-type="float" office:value="0.495862" calcext:value-type="float">
            <text:p>0.495862</text:p>
          </table:table-cell>
          <table:table-cell office:value-type="float" office:value="0.676681" calcext:value-type="float">
            <text:p>0.676681</text:p>
          </table:table-cell>
          <table:table-cell office:value-type="float" office:value="0.420804" calcext:value-type="float">
            <text:p>0.42080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244025" calcext:value-type="float">
            <text:p>0.244025</text:p>
          </table:table-cell>
          <table:table-cell office:value-type="float" office:value="0.499559" calcext:value-type="float">
            <text:p>0.499559</text:p>
          </table:table-cell>
          <table:table-cell office:value-type="float" office:value="0.673606" calcext:value-type="float">
            <text:p>0.673606</text:p>
          </table:table-cell>
          <table:table-cell office:value-type="float" office:value="0.417796" calcext:value-type="float">
            <text:p>0.41779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247172" calcext:value-type="float">
            <text:p>0.247172</text:p>
          </table:table-cell>
          <table:table-cell office:value-type="float" office:value="0.503206" calcext:value-type="float">
            <text:p>0.503206</text:p>
          </table:table-cell>
          <table:table-cell office:value-type="float" office:value="0.670862" calcext:value-type="float">
            <text:p>0.670862</text:p>
          </table:table-cell>
          <table:table-cell office:value-type="float" office:value="0.414827" calcext:value-type="float">
            <text:p>0.41482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251358" calcext:value-type="float">
            <text:p>0.251358</text:p>
          </table:table-cell>
          <table:table-cell office:value-type="float" office:value="0.506804" calcext:value-type="float">
            <text:p>0.506804</text:p>
          </table:table-cell>
          <table:table-cell office:value-type="float" office:value="0.667324" calcext:value-type="float">
            <text:p>0.667324</text:p>
          </table:table-cell>
          <table:table-cell office:value-type="float" office:value="0.411895" calcext:value-type="float">
            <text:p>0.41189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255078" calcext:value-type="float">
            <text:p>0.255078</text:p>
          </table:table-cell>
          <table:table-cell office:value-type="float" office:value="0.510354" calcext:value-type="float">
            <text:p>0.510354</text:p>
          </table:table-cell>
          <table:table-cell office:value-type="float" office:value="0.664357" calcext:value-type="float">
            <text:p>0.664357</text:p>
          </table:table-cell>
          <table:table-cell office:value-type="float" office:value="0.409001" calcext:value-type="float">
            <text:p>0.40900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258399" calcext:value-type="float">
            <text:p>0.258399</text:p>
          </table:table-cell>
          <table:table-cell office:value-type="float" office:value="0.513857" calcext:value-type="float">
            <text:p>0.513857</text:p>
          </table:table-cell>
          <table:table-cell office:value-type="float" office:value="0.661617" calcext:value-type="float">
            <text:p>0.661617</text:p>
          </table:table-cell>
          <table:table-cell office:value-type="float" office:value="0.406143" calcext:value-type="float">
            <text:p>0.40614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262152" calcext:value-type="float">
            <text:p>0.262152</text:p>
          </table:table-cell>
          <table:table-cell office:value-type="float" office:value="0.517314" calcext:value-type="float">
            <text:p>0.517314</text:p>
          </table:table-cell>
          <table:table-cell office:value-type="float" office:value="0.658582" calcext:value-type="float">
            <text:p>0.658582</text:p>
          </table:table-cell>
          <table:table-cell office:value-type="float" office:value="0.403321" calcext:value-type="float">
            <text:p>0.40332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266031" calcext:value-type="float">
            <text:p>0.266031</text:p>
          </table:table-cell>
          <table:table-cell office:value-type="float" office:value="0.520725" calcext:value-type="float">
            <text:p>0.520725</text:p>
          </table:table-cell>
          <table:table-cell office:value-type="float" office:value="0.655475" calcext:value-type="float">
            <text:p>0.655475</text:p>
          </table:table-cell>
          <table:table-cell office:value-type="float" office:value="0.400535" calcext:value-type="float">
            <text:p>0.40053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26912" calcext:value-type="float">
            <text:p>0.26912</text:p>
          </table:table-cell>
          <table:table-cell office:value-type="float" office:value="0.524091" calcext:value-type="float">
            <text:p>0.524091</text:p>
          </table:table-cell>
          <table:table-cell office:value-type="float" office:value="0.652927" calcext:value-type="float">
            <text:p>0.652927</text:p>
          </table:table-cell>
          <table:table-cell office:value-type="float" office:value="0.397784" calcext:value-type="float">
            <text:p>0.39778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272818" calcext:value-type="float">
            <text:p>0.272818</text:p>
          </table:table-cell>
          <table:table-cell office:value-type="float" office:value="0.527413" calcext:value-type="float">
            <text:p>0.527413</text:p>
          </table:table-cell>
          <table:table-cell office:value-type="float" office:value="0.649879" calcext:value-type="float">
            <text:p>0.649879</text:p>
          </table:table-cell>
          <table:table-cell office:value-type="float" office:value="0.395068" calcext:value-type="float">
            <text:p>0.395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6624" calcext:value-type="float">
            <text:p>0.276624</text:p>
          </table:table-cell>
          <table:table-cell office:value-type="float" office:value="0.530692" calcext:value-type="float">
            <text:p>0.530692</text:p>
          </table:table-cell>
          <table:table-cell office:value-type="float" office:value="0.646689" calcext:value-type="float">
            <text:p>0.646689</text:p>
          </table:table-cell>
          <table:table-cell office:value-type="float" office:value="0.392385" calcext:value-type="float">
            <text:p>0.39238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279708" calcext:value-type="float">
            <text:p>0.279708</text:p>
          </table:table-cell>
          <table:table-cell office:value-type="float" office:value="0.533928" calcext:value-type="float">
            <text:p>0.533928</text:p>
          </table:table-cell>
          <table:table-cell office:value-type="float" office:value="0.644014" calcext:value-type="float">
            <text:p>0.644014</text:p>
          </table:table-cell>
          <table:table-cell office:value-type="float" office:value="0.389736" calcext:value-type="float">
            <text:p>0.38973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283188" calcext:value-type="float">
            <text:p>0.283188</text:p>
          </table:table-cell>
          <table:table-cell office:value-type="float" office:value="0.537123" calcext:value-type="float">
            <text:p>0.537123</text:p>
          </table:table-cell>
          <table:table-cell office:value-type="float" office:value="0.641084" calcext:value-type="float">
            <text:p>0.641084</text:p>
          </table:table-cell>
          <table:table-cell office:value-type="float" office:value="0.387119" calcext:value-type="float">
            <text:p>0.3871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286683" calcext:value-type="float">
            <text:p>0.286683</text:p>
          </table:table-cell>
          <table:table-cell office:value-type="float" office:value="0.540277" calcext:value-type="float">
            <text:p>0.540277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384535" calcext:value-type="float">
            <text:p>0.384535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289774" calcext:value-type="float">
            <text:p>0.289774</text:p>
          </table:table-cell>
          <table:table-cell office:value-type="float" office:value="0.54339" calcext:value-type="float">
            <text:p>0.54339</text:p>
          </table:table-cell>
          <table:table-cell office:value-type="float" office:value="0.63572" calcext:value-type="float">
            <text:p>0.63572</text:p>
          </table:table-cell>
          <table:table-cell office:value-type="float" office:value="0.381983" calcext:value-type="float">
            <text:p>0.38198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293565" calcext:value-type="float">
            <text:p>0.293565</text:p>
          </table:table-cell>
          <table:table-cell office:value-type="float" office:value="0.546464" calcext:value-type="float">
            <text:p>0.546464</text:p>
          </table:table-cell>
          <table:table-cell office:value-type="float" office:value="0.632549" calcext:value-type="float">
            <text:p>0.632549</text:p>
          </table:table-cell>
          <table:table-cell office:value-type="float" office:value="0.379462" calcext:value-type="float">
            <text:p>0.37946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296505" calcext:value-type="float">
            <text:p>0.296505</text:p>
          </table:table-cell>
          <table:table-cell office:value-type="float" office:value="0.549499" calcext:value-type="float">
            <text:p>0.549499</text:p>
          </table:table-cell>
          <table:table-cell office:value-type="float" office:value="0.629957" calcext:value-type="float">
            <text:p>0.629957</text:p>
          </table:table-cell>
          <table:table-cell office:value-type="float" office:value="0.376972" calcext:value-type="float">
            <text:p>0.37697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300258" calcext:value-type="float">
            <text:p>0.300258</text:p>
          </table:table-cell>
          <table:table-cell office:value-type="float" office:value="0.552495" calcext:value-type="float">
            <text:p>0.552495</text:p>
          </table:table-cell>
          <table:table-cell office:value-type="float" office:value="0.626819" calcext:value-type="float">
            <text:p>0.626819</text:p>
          </table:table-cell>
          <table:table-cell office:value-type="float" office:value="0.374512" calcext:value-type="float">
            <text:p>0.37451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303548" calcext:value-type="float">
            <text:p>0.303548</text:p>
          </table:table-cell>
          <table:table-cell office:value-type="float" office:value="0.555454" calcext:value-type="float">
            <text:p>0.555454</text:p>
          </table:table-cell>
          <table:table-cell office:value-type="float" office:value="0.624063" calcext:value-type="float">
            <text:p>0.624063</text:p>
          </table:table-cell>
          <table:table-cell office:value-type="float" office:value="0.372082" calcext:value-type="float">
            <text:p>0.372082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306854" calcext:value-type="float">
            <text:p>0.306854</text:p>
          </table:table-cell>
          <table:table-cell office:value-type="float" office:value="0.558376" calcext:value-type="float">
            <text:p>0.558376</text:p>
          </table:table-cell>
          <table:table-cell office:value-type="float" office:value="0.621351" calcext:value-type="float">
            <text:p>0.621351</text:p>
          </table:table-cell>
          <table:table-cell office:value-type="float" office:value="0.369681" calcext:value-type="float">
            <text:p>0.369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09931" calcext:value-type="float">
            <text:p>0.309931</text:p>
          </table:table-cell>
          <table:table-cell office:value-type="float" office:value="0.561262" calcext:value-type="float">
            <text:p>0.561262</text:p>
          </table:table-cell>
          <table:table-cell office:value-type="float" office:value="0.618669" calcext:value-type="float">
            <text:p>0.618669</text:p>
          </table:table-cell>
          <table:table-cell office:value-type="float" office:value="0.367309" calcext:value-type="float">
            <text:p>0.36730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313308" calcext:value-type="float">
            <text:p>0.313308</text:p>
          </table:table-cell>
          <table:table-cell office:value-type="float" office:value="0.564112" calcext:value-type="float">
            <text:p>0.564112</text:p>
          </table:table-cell>
          <table:table-cell office:value-type="float" office:value="0.615702" calcext:value-type="float">
            <text:p>0.615702</text:p>
          </table:table-cell>
          <table:table-cell office:value-type="float" office:value="0.364966" calcext:value-type="float">
            <text:p>0.36496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316283" calcext:value-type="float">
            <text:p>0.316283</text:p>
          </table:table-cell>
          <table:table-cell office:value-type="float" office:value="0.566927" calcext:value-type="float">
            <text:p>0.566927</text:p>
          </table:table-cell>
          <table:table-cell office:value-type="float" office:value="0.613269" calcext:value-type="float">
            <text:p>0.613269</text:p>
          </table:table-cell>
          <table:table-cell office:value-type="float" office:value="0.36265" calcext:value-type="float">
            <text:p>0.3626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319558" calcext:value-type="float">
            <text:p>0.319558</text:p>
          </table:table-cell>
          <table:table-cell office:value-type="float" office:value="0.569708" calcext:value-type="float">
            <text:p>0.569708</text:p>
          </table:table-cell>
          <table:table-cell office:value-type="float" office:value="0.610368" calcext:value-type="float">
            <text:p>0.610368</text:p>
          </table:table-cell>
          <table:table-cell office:value-type="float" office:value="0.360362" calcext:value-type="float">
            <text:p>0.360362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322574" calcext:value-type="float">
            <text:p>0.322574</text:p>
          </table:table-cell>
          <table:table-cell office:value-type="float" office:value="0.572454" calcext:value-type="float">
            <text:p>0.572454</text:p>
          </table:table-cell>
          <table:table-cell office:value-type="float" office:value="0.607998" calcext:value-type="float">
            <text:p>0.607998</text:p>
          </table:table-cell>
          <table:table-cell office:value-type="float" office:value="0.358101" calcext:value-type="float">
            <text:p>0.35810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326364" calcext:value-type="float">
            <text:p>0.326364</text:p>
          </table:table-cell>
          <table:table-cell office:value-type="float" office:value="0.575168" calcext:value-type="float">
            <text:p>0.575168</text:p>
          </table:table-cell>
          <table:table-cell office:value-type="float" office:value="0.604704" calcext:value-type="float">
            <text:p>0.604704</text:p>
          </table:table-cell>
          <table:table-cell office:value-type="float" office:value="0.355867" calcext:value-type="float">
            <text:p>0.35586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329017" calcext:value-type="float">
            <text:p>0.329017</text:p>
          </table:table-cell>
          <table:table-cell office:value-type="float" office:value="0.577848" calcext:value-type="float">
            <text:p>0.577848</text:p>
          </table:table-cell>
          <table:table-cell office:value-type="float" office:value="0.602564" calcext:value-type="float">
            <text:p>0.602564</text:p>
          </table:table-cell>
          <table:table-cell office:value-type="float" office:value="0.353659" calcext:value-type="float">
            <text:p>0.35365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332451" calcext:value-type="float">
            <text:p>0.332451</text:p>
          </table:table-cell>
          <table:table-cell office:value-type="float" office:value="0.580497" calcext:value-type="float">
            <text:p>0.580497</text:p>
          </table:table-cell>
          <table:table-cell office:value-type="float" office:value="0.599609" calcext:value-type="float">
            <text:p>0.599609</text:p>
          </table:table-cell>
          <table:table-cell office:value-type="float" office:value="0.351476" calcext:value-type="float">
            <text:p>0.35147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335776" calcext:value-type="float">
            <text:p>0.335776</text:p>
          </table:table-cell>
          <table:table-cell office:value-type="float" office:value="0.583113" calcext:value-type="float">
            <text:p>0.583113</text:p>
          </table:table-cell>
          <table:table-cell office:value-type="float" office:value="0.596784" calcext:value-type="float">
            <text:p>0.596784</text:p>
          </table:table-cell>
          <table:table-cell office:value-type="float" office:value="0.349319" calcext:value-type="float">
            <text:p>0.349319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3877" calcext:value-type="float">
            <text:p>0.33877</text:p>
          </table:table-cell>
          <table:table-cell office:value-type="float" office:value="0.585699" calcext:value-type="float">
            <text:p>0.585699</text:p>
          </table:table-cell>
          <table:table-cell office:value-type="float" office:value="0.59415" calcext:value-type="float">
            <text:p>0.59415</text:p>
          </table:table-cell>
          <table:table-cell office:value-type="float" office:value="0.347187" calcext:value-type="float">
            <text:p>0.347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1693" calcext:value-type="float">
            <text:p>0.341693</text:p>
          </table:table-cell>
          <table:table-cell office:value-type="float" office:value="0.588253" calcext:value-type="float">
            <text:p>0.588253</text:p>
          </table:table-cell>
          <table:table-cell office:value-type="float" office:value="0.591771" calcext:value-type="float">
            <text:p>0.591771</text:p>
          </table:table-cell>
          <table:table-cell office:value-type="float" office:value="0.34508" calcext:value-type="float">
            <text:p>0.3450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345039" calcext:value-type="float">
            <text:p>0.345039</text:p>
          </table:table-cell>
          <table:table-cell office:value-type="float" office:value="0.590778" calcext:value-type="float">
            <text:p>0.590778</text:p>
          </table:table-cell>
          <table:table-cell office:value-type="float" office:value="0.588696" calcext:value-type="float">
            <text:p>0.588696</text:p>
          </table:table-cell>
          <table:table-cell office:value-type="float" office:value="0.342997" calcext:value-type="float">
            <text:p>0.34299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347943" calcext:value-type="float">
            <text:p>0.347943</text:p>
          </table:table-cell>
          <table:table-cell office:value-type="float" office:value="0.593273" calcext:value-type="float">
            <text:p>0.593273</text:p>
          </table:table-cell>
          <table:table-cell office:value-type="float" office:value="0.586164" calcext:value-type="float">
            <text:p>0.586164</text:p>
          </table:table-cell>
          <table:table-cell office:value-type="float" office:value="0.340937" calcext:value-type="float">
            <text:p>0.34093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35044" calcext:value-type="float">
            <text:p>0.35044</text:p>
          </table:table-cell>
          <table:table-cell office:value-type="float" office:value="0.595739" calcext:value-type="float">
            <text:p>0.595739</text:p>
          </table:table-cell>
          <table:table-cell office:value-type="float" office:value="0.584113" calcext:value-type="float">
            <text:p>0.584113</text:p>
          </table:table-cell>
          <table:table-cell office:value-type="float" office:value="0.338901" calcext:value-type="float">
            <text:p>0.33890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354255" calcext:value-type="float">
            <text:p>0.354255</text:p>
          </table:table-cell>
          <table:table-cell office:value-type="float" office:value="0.598177" calcext:value-type="float">
            <text:p>0.598177</text:p>
          </table:table-cell>
          <table:table-cell office:value-type="float" office:value="0.581039" calcext:value-type="float">
            <text:p>0.581039</text:p>
          </table:table-cell>
          <table:table-cell office:value-type="float" office:value="0.336888" calcext:value-type="float">
            <text:p>0.33688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356669" calcext:value-type="float">
            <text:p>0.356669</text:p>
          </table:table-cell>
          <table:table-cell office:value-type="float" office:value="0.600586" calcext:value-type="float">
            <text:p>0.600586</text:p>
          </table:table-cell>
          <table:table-cell office:value-type="float" office:value="0.578915" calcext:value-type="float">
            <text:p>0.578915</text:p>
          </table:table-cell>
          <table:table-cell office:value-type="float" office:value="0.334898" calcext:value-type="float">
            <text:p>0.33489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359632" calcext:value-type="float">
            <text:p>0.359632</text:p>
          </table:table-cell>
          <table:table-cell office:value-type="float" office:value="0.602967" calcext:value-type="float">
            <text:p>0.602967</text:p>
          </table:table-cell>
          <table:table-cell office:value-type="float" office:value="0.576332" calcext:value-type="float">
            <text:p>0.576332</text:p>
          </table:table-cell>
          <table:table-cell office:value-type="float" office:value="0.33293" calcext:value-type="float">
            <text:p>0.3329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605321" calcext:value-type="float">
            <text:p>0.605321</text:p>
          </table:table-cell>
          <table:table-cell office:value-type="float" office:value="0.573755" calcext:value-type="float">
            <text:p>0.573755</text:p>
          </table:table-cell>
          <table:table-cell office:value-type="float" office:value="0.330984" calcext:value-type="float">
            <text:p>0.33098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365669" calcext:value-type="float">
            <text:p>0.365669</text:p>
          </table:table-cell>
          <table:table-cell office:value-type="float" office:value="0.607649" calcext:value-type="float">
            <text:p>0.607649</text:p>
          </table:table-cell>
          <table:table-cell office:value-type="float" office:value="0.571151" calcext:value-type="float">
            <text:p>0.571151</text:p>
          </table:table-cell>
          <table:table-cell office:value-type="float" office:value="0.32906" calcext:value-type="float">
            <text:p>0.3290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368299" calcext:value-type="float">
            <text:p>0.368299</text:p>
          </table:table-cell>
          <table:table-cell office:value-type="float" office:value="0.60995" calcext:value-type="float">
            <text:p>0.60995</text:p>
          </table:table-cell>
          <table:table-cell office:value-type="float" office:value="0.568891" calcext:value-type="float">
            <text:p>0.568891</text:p>
          </table:table-cell>
          <table:table-cell office:value-type="float" office:value="0.327157" calcext:value-type="float">
            <text:p>0.327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1704" calcext:value-type="float">
            <text:p>0.371704</text:p>
          </table:table-cell>
          <table:table-cell office:value-type="float" office:value="0.612225" calcext:value-type="float">
            <text:p>0.612225</text:p>
          </table:table-cell>
          <table:table-cell office:value-type="float" office:value="0.565923" calcext:value-type="float">
            <text:p>0.565923</text:p>
          </table:table-cell>
          <table:table-cell office:value-type="float" office:value="0.325275" calcext:value-type="float">
            <text:p>0.32527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374001" calcext:value-type="float">
            <text:p>0.374001</text:p>
          </table:table-cell>
          <table:table-cell office:value-type="float" office:value="0.614474" calcext:value-type="float">
            <text:p>0.614474</text:p>
          </table:table-cell>
          <table:table-cell office:value-type="float" office:value="0.564055" calcext:value-type="float">
            <text:p>0.564055</text:p>
          </table:table-cell>
          <table:table-cell office:value-type="float" office:value="0.323414" calcext:value-type="float">
            <text:p>0.32341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376745" calcext:value-type="float">
            <text:p>0.376745</text:p>
          </table:table-cell>
          <table:table-cell office:value-type="float" office:value="0.616698" calcext:value-type="float">
            <text:p>0.616698</text:p>
          </table:table-cell>
          <table:table-cell office:value-type="float" office:value="0.561557" calcext:value-type="float">
            <text:p>0.561557</text:p>
          </table:table-cell>
          <table:table-cell office:value-type="float" office:value="0.321573" calcext:value-type="float">
            <text:p>0.321573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38001" calcext:value-type="float">
            <text:p>0.38001</text:p>
          </table:table-cell>
          <table:table-cell office:value-type="float" office:value="0.618898" calcext:value-type="float">
            <text:p>0.618898</text:p>
          </table:table-cell>
          <table:table-cell office:value-type="float" office:value="0.558831" calcext:value-type="float">
            <text:p>0.558831</text:p>
          </table:table-cell>
          <table:table-cell office:value-type="float" office:value="0.319753" calcext:value-type="float">
            <text:p>0.31975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382667" calcext:value-type="float">
            <text:p>0.382667</text:p>
          </table:table-cell>
          <table:table-cell office:value-type="float" office:value="0.621073" calcext:value-type="float">
            <text:p>0.621073</text:p>
          </table:table-cell>
          <table:table-cell office:value-type="float" office:value="0.556435" calcext:value-type="float">
            <text:p>0.556435</text:p>
          </table:table-cell>
          <table:table-cell office:value-type="float" office:value="0.317951" calcext:value-type="float">
            <text:p>0.31795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385872" calcext:value-type="float">
            <text:p>0.385872</text:p>
          </table:table-cell>
          <table:table-cell office:value-type="float" office:value="0.623224" calcext:value-type="float">
            <text:p>0.623224</text:p>
          </table:table-cell>
          <table:table-cell office:value-type="float" office:value="0.553685" calcext:value-type="float">
            <text:p>0.553685</text:p>
          </table:table-cell>
          <table:table-cell office:value-type="float" office:value="0.31617" calcext:value-type="float">
            <text:p>0.31617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388052" calcext:value-type="float">
            <text:p>0.388052</text:p>
          </table:table-cell>
          <table:table-cell office:value-type="float" office:value="0.625352" calcext:value-type="float">
            <text:p>0.625352</text:p>
          </table:table-cell>
          <table:table-cell office:value-type="float" office:value="0.55178" calcext:value-type="float">
            <text:p>0.55178</text:p>
          </table:table-cell>
          <table:table-cell office:value-type="float" office:value="0.314407" calcext:value-type="float">
            <text:p>0.314407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627456" calcext:value-type="float">
            <text:p>0.627456</text:p>
          </table:table-cell>
          <table:table-cell office:value-type="float" office:value="0.549377" calcext:value-type="float">
            <text:p>0.549377</text:p>
          </table:table-cell>
          <table:table-cell office:value-type="float" office:value="0.312664" calcext:value-type="float">
            <text:p>0.31266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393341" calcext:value-type="float">
            <text:p>0.393341</text:p>
          </table:table-cell>
          <table:table-cell office:value-type="float" office:value="0.629538" calcext:value-type="float">
            <text:p>0.629538</text:p>
          </table:table-cell>
          <table:table-cell office:value-type="float" office:value="0.547133" calcext:value-type="float">
            <text:p>0.547133</text:p>
          </table:table-cell>
          <table:table-cell office:value-type="float" office:value="0.310939" calcext:value-type="float">
            <text:p>0.31093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395747" calcext:value-type="float">
            <text:p>0.395747</text:p>
          </table:table-cell>
          <table:table-cell office:value-type="float" office:value="0.631597" calcext:value-type="float">
            <text:p>0.631597</text:p>
          </table:table-cell>
          <table:table-cell office:value-type="float" office:value="0.545019" calcext:value-type="float">
            <text:p>0.545019</text:p>
          </table:table-cell>
          <table:table-cell office:value-type="float" office:value="0.309232" calcext:value-type="float">
            <text:p>0.309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9096" calcext:value-type="float">
            <text:p>0.399096</text:p>
          </table:table-cell>
          <table:table-cell office:value-type="float" office:value="0.633634" calcext:value-type="float">
            <text:p>0.633634</text:p>
          </table:table-cell>
          <table:table-cell office:value-type="float" office:value="0.542088" calcext:value-type="float">
            <text:p>0.542088</text:p>
          </table:table-cell>
          <table:table-cell office:value-type="float" office:value="0.307543" calcext:value-type="float">
            <text:p>0.307543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401646" calcext:value-type="float">
            <text:p>0.401646</text:p>
          </table:table-cell>
          <table:table-cell office:value-type="float" office:value="0.635649" calcext:value-type="float">
            <text:p>0.635649</text:p>
          </table:table-cell>
          <table:table-cell office:value-type="float" office:value="0.539778" calcext:value-type="float">
            <text:p>0.539778</text:p>
          </table:table-cell>
          <table:table-cell office:value-type="float" office:value="0.305872" calcext:value-type="float">
            <text:p>0.30587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404274" calcext:value-type="float">
            <text:p>0.404274</text:p>
          </table:table-cell>
          <table:table-cell office:value-type="float" office:value="0.637642" calcext:value-type="float">
            <text:p>0.637642</text:p>
          </table:table-cell>
          <table:table-cell office:value-type="float" office:value="0.537684" calcext:value-type="float">
            <text:p>0.537684</text:p>
          </table:table-cell>
          <table:table-cell office:value-type="float" office:value="0.304218" calcext:value-type="float">
            <text:p>0.304218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406718" calcext:value-type="float">
            <text:p>0.406718</text:p>
          </table:table-cell>
          <table:table-cell office:value-type="float" office:value="0.639615" calcext:value-type="float">
            <text:p>0.639615</text:p>
          </table:table-cell>
          <table:table-cell office:value-type="float" office:value="0.535728" calcext:value-type="float">
            <text:p>0.535728</text:p>
          </table:table-cell>
          <table:table-cell office:value-type="float" office:value="0.302582" calcext:value-type="float">
            <text:p>0.30258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40924" calcext:value-type="float">
            <text:p>0.40924</text:p>
          </table:table-cell>
          <table:table-cell office:value-type="float" office:value="0.641566" calcext:value-type="float">
            <text:p>0.641566</text:p>
          </table:table-cell>
          <table:table-cell office:value-type="float" office:value="0.533259" calcext:value-type="float">
            <text:p>0.533259</text:p>
          </table:table-cell>
          <table:table-cell office:value-type="float" office:value="0.300962" calcext:value-type="float">
            <text:p>0.30096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412035" calcext:value-type="float">
            <text:p>0.412035</text:p>
          </table:table-cell>
          <table:table-cell office:value-type="float" office:value="0.643497" calcext:value-type="float">
            <text:p>0.643497</text:p>
          </table:table-cell>
          <table:table-cell office:value-type="float" office:value="0.530852" calcext:value-type="float">
            <text:p>0.530852</text:p>
          </table:table-cell>
          <table:table-cell office:value-type="float" office:value="0.29936" calcext:value-type="float">
            <text:p>0.2993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414395" calcext:value-type="float">
            <text:p>0.414395</text:p>
          </table:table-cell>
          <table:table-cell office:value-type="float" office:value="0.645408" calcext:value-type="float">
            <text:p>0.645408</text:p>
          </table:table-cell>
          <table:table-cell office:value-type="float" office:value="0.528905" calcext:value-type="float">
            <text:p>0.528905</text:p>
          </table:table-cell>
          <table:table-cell office:value-type="float" office:value="0.297774" calcext:value-type="float">
            <text:p>0.29777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416609" calcext:value-type="float">
            <text:p>0.416609</text:p>
          </table:table-cell>
          <table:table-cell office:value-type="float" office:value="0.647299" calcext:value-type="float">
            <text:p>0.647299</text:p>
          </table:table-cell>
          <table:table-cell office:value-type="float" office:value="0.526806" calcext:value-type="float">
            <text:p>0.526806</text:p>
          </table:table-cell>
          <table:table-cell office:value-type="float" office:value="0.296203" calcext:value-type="float">
            <text:p>0.29620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419057" calcext:value-type="float">
            <text:p>0.419057</text:p>
          </table:table-cell>
          <table:table-cell office:value-type="float" office:value="0.649171" calcext:value-type="float">
            <text:p>0.649171</text:p>
          </table:table-cell>
          <table:table-cell office:value-type="float" office:value="0.524687" calcext:value-type="float">
            <text:p>0.524687</text:p>
          </table:table-cell>
          <table:table-cell office:value-type="float" office:value="0.294649" calcext:value-type="float">
            <text:p>0.29464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421938" calcext:value-type="float">
            <text:p>0.421938</text:p>
          </table:table-cell>
          <table:table-cell office:value-type="float" office:value="0.651023" calcext:value-type="float">
            <text:p>0.651023</text:p>
          </table:table-cell>
          <table:table-cell office:value-type="float" office:value="0.522191" calcext:value-type="float">
            <text:p>0.522191</text:p>
          </table:table-cell>
          <table:table-cell office:value-type="float" office:value="0.293111" calcext:value-type="float">
            <text:p>0.293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24473" calcext:value-type="float">
            <text:p>0.424473</text:p>
          </table:table-cell>
          <table:table-cell office:value-type="float" office:value="0.652856" calcext:value-type="float">
            <text:p>0.652856</text:p>
          </table:table-cell>
          <table:table-cell office:value-type="float" office:value="0.520009" calcext:value-type="float">
            <text:p>0.520009</text:p>
          </table:table-cell>
          <table:table-cell office:value-type="float" office:value="0.291588" calcext:value-type="float">
            <text:p>0.29158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426825" calcext:value-type="float">
            <text:p>0.426825</text:p>
          </table:table-cell>
          <table:table-cell office:value-type="float" office:value="0.65467" calcext:value-type="float">
            <text:p>0.65467</text:p>
          </table:table-cell>
          <table:table-cell office:value-type="float" office:value="0.51792" calcext:value-type="float">
            <text:p>0.51792</text:p>
          </table:table-cell>
          <table:table-cell office:value-type="float" office:value="0.290081" calcext:value-type="float">
            <text:p>0.29008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429812" calcext:value-type="float">
            <text:p>0.429812</text:p>
          </table:table-cell>
          <table:table-cell office:value-type="float" office:value="0.656466" calcext:value-type="float">
            <text:p>0.656466</text:p>
          </table:table-cell>
          <table:table-cell office:value-type="float" office:value="0.515402" calcext:value-type="float">
            <text:p>0.515402</text:p>
          </table:table-cell>
          <table:table-cell office:value-type="float" office:value="0.288589" calcext:value-type="float">
            <text:p>0.28858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431874" calcext:value-type="float">
            <text:p>0.431874</text:p>
          </table:table-cell>
          <table:table-cell office:value-type="float" office:value="0.658244" calcext:value-type="float">
            <text:p>0.658244</text:p>
          </table:table-cell>
          <table:table-cell office:value-type="float" office:value="0.513464" calcext:value-type="float">
            <text:p>0.513464</text:p>
          </table:table-cell>
          <table:table-cell office:value-type="float" office:value="0.287111" calcext:value-type="float">
            <text:p>0.28711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433851" calcext:value-type="float">
            <text:p>0.433851</text:p>
          </table:table-cell>
          <table:table-cell office:value-type="float" office:value="0.660004" calcext:value-type="float">
            <text:p>0.660004</text:p>
          </table:table-cell>
          <table:table-cell office:value-type="float" office:value="0.511768" calcext:value-type="float">
            <text:p>0.511768</text:p>
          </table:table-cell>
          <table:table-cell office:value-type="float" office:value="0.285648" calcext:value-type="float">
            <text:p>0.28564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436686" calcext:value-type="float">
            <text:p>0.436686</text:p>
          </table:table-cell>
          <table:table-cell office:value-type="float" office:value="0.661746" calcext:value-type="float">
            <text:p>0.661746</text:p>
          </table:table-cell>
          <table:table-cell office:value-type="float" office:value="0.509346" calcext:value-type="float">
            <text:p>0.509346</text:p>
          </table:table-cell>
          <table:table-cell office:value-type="float" office:value="0.2842" calcext:value-type="float">
            <text:p>0.284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438789" calcext:value-type="float">
            <text:p>0.438789</text:p>
          </table:table-cell>
          <table:table-cell office:value-type="float" office:value="0.663471" calcext:value-type="float">
            <text:p>0.663471</text:p>
          </table:table-cell>
          <table:table-cell office:value-type="float" office:value="0.507518" calcext:value-type="float">
            <text:p>0.507518</text:p>
          </table:table-cell>
          <table:table-cell office:value-type="float" office:value="0.282766" calcext:value-type="float">
            <text:p>0.28276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440279" calcext:value-type="float">
            <text:p>0.440279</text:p>
          </table:table-cell>
          <table:table-cell office:value-type="float" office:value="0.665179" calcext:value-type="float">
            <text:p>0.665179</text:p>
          </table:table-cell>
          <table:table-cell office:value-type="float" office:value="0.50627" calcext:value-type="float">
            <text:p>0.50627</text:p>
          </table:table-cell>
          <table:table-cell office:value-type="float" office:value="0.281346" calcext:value-type="float">
            <text:p>0.28134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443273" calcext:value-type="float">
            <text:p>0.443273</text:p>
          </table:table-cell>
          <table:table-cell office:value-type="float" office:value="0.666869" calcext:value-type="float">
            <text:p>0.666869</text:p>
          </table:table-cell>
          <table:table-cell office:value-type="float" office:value="0.503482" calcext:value-type="float">
            <text:p>0.503482</text:p>
          </table:table-cell>
          <table:table-cell office:value-type="float" office:value="0.279939" calcext:value-type="float">
            <text:p>0.279939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446191" calcext:value-type="float">
            <text:p>0.446191</text:p>
          </table:table-cell>
          <table:table-cell office:value-type="float" office:value="0.668543" calcext:value-type="float">
            <text:p>0.668543</text:p>
          </table:table-cell>
          <table:table-cell office:value-type="float" office:value="0.500944" calcext:value-type="float">
            <text:p>0.500944</text:p>
          </table:table-cell>
          <table:table-cell office:value-type="float" office:value="0.278547" calcext:value-type="float">
            <text:p>0.2785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7996" calcext:value-type="float">
            <text:p>0.447996</text:p>
          </table:table-cell>
          <table:table-cell office:value-type="float" office:value="0.670201" calcext:value-type="float">
            <text:p>0.670201</text:p>
          </table:table-cell>
          <table:table-cell office:value-type="float" office:value="0.499473" calcext:value-type="float">
            <text:p>0.499473</text:p>
          </table:table-cell>
          <table:table-cell office:value-type="float" office:value="0.277167" calcext:value-type="float">
            <text:p>0.27716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45074" calcext:value-type="float">
            <text:p>0.45074</text:p>
          </table:table-cell>
          <table:table-cell office:value-type="float" office:value="0.671842" calcext:value-type="float">
            <text:p>0.671842</text:p>
          </table:table-cell>
          <table:table-cell office:value-type="float" office:value="0.497079" calcext:value-type="float">
            <text:p>0.497079</text:p>
          </table:table-cell>
          <table:table-cell office:value-type="float" office:value="0.275802" calcext:value-type="float">
            <text:p>0.27580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452352" calcext:value-type="float">
            <text:p>0.452352</text:p>
          </table:table-cell>
          <table:table-cell office:value-type="float" office:value="0.673468" calcext:value-type="float">
            <text:p>0.673468</text:p>
          </table:table-cell>
          <table:table-cell office:value-type="float" office:value="0.495589" calcext:value-type="float">
            <text:p>0.495589</text:p>
          </table:table-cell>
          <table:table-cell office:value-type="float" office:value="0.274449" calcext:value-type="float">
            <text:p>0.274449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454678" calcext:value-type="float">
            <text:p>0.454678</text:p>
          </table:table-cell>
          <table:table-cell office:value-type="float" office:value="0.675078" calcext:value-type="float">
            <text:p>0.675078</text:p>
          </table:table-cell>
          <table:table-cell office:value-type="float" office:value="0.493568" calcext:value-type="float">
            <text:p>0.493568</text:p>
          </table:table-cell>
          <table:table-cell office:value-type="float" office:value="0.273109" calcext:value-type="float">
            <text:p>0.273109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45737" calcext:value-type="float">
            <text:p>0.45737</text:p>
          </table:table-cell>
          <table:table-cell office:value-type="float" office:value="0.676672" calcext:value-type="float">
            <text:p>0.676672</text:p>
          </table:table-cell>
          <table:table-cell office:value-type="float" office:value="0.491166" calcext:value-type="float">
            <text:p>0.491166</text:p>
          </table:table-cell>
          <table:table-cell office:value-type="float" office:value="0.271782" calcext:value-type="float">
            <text:p>0.271782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678251" calcext:value-type="float">
            <text:p>0.678251</text:p>
          </table:table-cell>
          <table:table-cell office:value-type="float" office:value="0.489128" calcext:value-type="float">
            <text:p>0.489128</text:p>
          </table:table-cell>
          <table:table-cell office:value-type="float" office:value="0.270467" calcext:value-type="float">
            <text:p>0.27046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461771" calcext:value-type="float">
            <text:p>0.461771</text:p>
          </table:table-cell>
          <table:table-cell office:value-type="float" office:value="0.679815" calcext:value-type="float">
            <text:p>0.679815</text:p>
          </table:table-cell>
          <table:table-cell office:value-type="float" office:value="0.487376" calcext:value-type="float">
            <text:p>0.487376</text:p>
          </table:table-cell>
          <table:table-cell office:value-type="float" office:value="0.269165" calcext:value-type="float">
            <text:p>0.26916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463838" calcext:value-type="float">
            <text:p>0.463838</text:p>
          </table:table-cell>
          <table:table-cell office:value-type="float" office:value="0.681364" calcext:value-type="float">
            <text:p>0.681364</text:p>
          </table:table-cell>
          <table:table-cell office:value-type="float" office:value="0.485503" calcext:value-type="float">
            <text:p>0.485503</text:p>
          </table:table-cell>
          <table:table-cell office:value-type="float" office:value="0.267875" calcext:value-type="float">
            <text:p>0.26787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465804" calcext:value-type="float">
            <text:p>0.465804</text:p>
          </table:table-cell>
          <table:table-cell office:value-type="float" office:value="0.682898" calcext:value-type="float">
            <text:p>0.682898</text:p>
          </table:table-cell>
          <table:table-cell office:value-type="float" office:value="0.48373" calcext:value-type="float">
            <text:p>0.48373</text:p>
          </table:table-cell>
          <table:table-cell office:value-type="float" office:value="0.266596" calcext:value-type="float">
            <text:p>0.26659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467771" calcext:value-type="float">
            <text:p>0.467771</text:p>
          </table:table-cell>
          <table:table-cell office:value-type="float" office:value="0.684418" calcext:value-type="float">
            <text:p>0.684418</text:p>
          </table:table-cell>
          <table:table-cell office:value-type="float" office:value="0.482008" calcext:value-type="float">
            <text:p>0.482008</text:p>
          </table:table-cell>
          <table:table-cell office:value-type="float" office:value="0.26533" calcext:value-type="float">
            <text:p>0.26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9605" calcext:value-type="float">
            <text:p>0.469605</text:p>
          </table:table-cell>
          <table:table-cell office:value-type="float" office:value="0.685924" calcext:value-type="float">
            <text:p>0.685924</text:p>
          </table:table-cell>
          <table:table-cell office:value-type="float" office:value="0.480374" calcext:value-type="float">
            <text:p>0.480374</text:p>
          </table:table-cell>
          <table:table-cell office:value-type="float" office:value="0.264076" calcext:value-type="float">
            <text:p>0.2640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rogram</text:p>
          </table:table-cell>
          <table:table-cell office:value-type="string" calcext:value-type="string">
            <text:p>exited wi</text:p>
          </table:table-cell>
          <table:table-cell office:value-type="string" calcext:value-type="string">
            <text:p>th code: 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 ret</text:p>
          </table:table-cell>
          <table:table-cell office:value-type="string" calcext:value-type="string">
            <text:p>urn to co</text:p>
          </table:table-cell>
          <table:table-cell office:value-type="string" calcext:value-type="string">
            <text:p>ntin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0:51:54.765561986</meta:creation-date>
    <dc:date>2017-12-06T10:53:00.289447550</dc:date>
    <meta:editing-duration>PT1M6S</meta:editing-duration>
    <meta:editing-cycles>1</meta:editing-cycles>
    <meta:document-statistic meta:table-count="1" meta:cell-count="1015" meta:object-count="0"/>
    <meta:generator>LibreOffice/5.1.6.2$Linux_X86_64 LibreOffice_project/10m0$Build-2</meta:generator>
  </office:meta>
</office:document-meta>
</file>